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77c" officeooo:paragraph-rsid="0004a77c"/>
    </style:style>
    <style:style style:name="P2" style:family="paragraph" style:parent-style-name="Standard">
      <style:text-properties officeooo:rsid="0006ffad" officeooo:paragraph-rsid="0006ffad"/>
    </style:style>
    <style:style style:name="P3" style:family="paragraph" style:parent-style-name="Standard">
      <style:text-properties officeooo:rsid="0008f424" officeooo:paragraph-rsid="0006ffad"/>
    </style:style>
    <style:style style:name="P4" style:family="paragraph" style:parent-style-name="Standard">
      <style:text-properties officeooo:rsid="0008f424" officeooo:paragraph-rsid="0008f424"/>
    </style:style>
    <style:style style:name="P5" style:family="paragraph" style:parent-style-name="Standard">
      <style:text-properties officeooo:rsid="000a7efe" officeooo:paragraph-rsid="000a7efe"/>
    </style:style>
    <style:style style:name="P6" style:family="paragraph" style:parent-style-name="Standard">
      <style:text-properties officeooo:rsid="000bb983" officeooo:paragraph-rsid="000bb983"/>
    </style:style>
    <style:style style:name="P7" style:family="paragraph" style:parent-style-name="Standard">
      <style:text-properties officeooo:rsid="000c4044" officeooo:paragraph-rsid="000c4044"/>
    </style:style>
    <style:style style:name="P8" style:family="paragraph" style:parent-style-name="Standard">
      <style:text-properties officeooo:rsid="000c7770" officeooo:paragraph-rsid="000c7770"/>
    </style:style>
    <style:style style:name="P9" style:family="paragraph" style:parent-style-name="Standard">
      <style:text-properties officeooo:rsid="000eae5f" officeooo:paragraph-rsid="000eae5f"/>
    </style:style>
    <style:style style:name="P10" style:family="paragraph" style:parent-style-name="Standard">
      <style:text-properties officeooo:rsid="000c7770" officeooo:paragraph-rsid="000c4044"/>
    </style:style>
    <style:style style:name="T1" style:family="text">
      <style:text-properties officeooo:rsid="000d08d5"/>
    </style:style>
    <style:style style:name="T2" style:family="text">
      <style:text-properties officeooo:rsid="00101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D</text:p>
      <text:p text:style-name="P1"/>
      <text:p text:style-name="P1"><text:a xlink:type="simple" xlink:href="https://github.com/SimGus/Chatette" text:style-name="Internet_20_link" text:visited-style-name="Visited_20_Internet_20_Link">https://github.com/SimGus/Chatette</text:a></text:p>
      <text:p text:style-name="P2">generation de phrases semblables (testing set <text:span text:style-name="T1">for completion ?</text:span>)</text:p>
      <text:p text:style-name="P2"/>
      <text:p text:style-name="P2"><text:a xlink:type="simple" xlink:href="https://catalog.ldc.upenn.edu/LDC2002T43" text:style-name="Internet_20_link" text:visited-style-name="Visited_20_Internet_20_Link">https://catalog.ldc.upenn.edu/LDC2002T43</text:a></text:p>
      <text:p text:style-name="P2">phone conversation transcripts</text:p>
      <text:p text:style-name="P9">vu plusieurs fois et cité plusieurs fois</text:p>
      <text:p text:style-name="P2"/>
      <text:p text:style-name="P2"><text:a xlink:type="simple" xlink:href="https://www.isi.edu/natural-language/download/hansard/" text:style-name="Internet_20_link" text:visited-style-name="Visited_20_Internet_20_Link">https://www.isi.edu/natural-language/download/hansard/</text:a></text:p>
      <text:p text:style-name="P2">canadian parliament transcripts</text:p>
      <text:p text:style-name="P3"/>
      <text:p text:style-name="P4"><text:a xlink:type="simple" xlink:href="https://www.kaggle.com/jlesuffleur/granddebat" text:style-name="Internet_20_link" text:visited-style-name="Visited_20_Internet_20_Link">https://www.kaggle.com/jlesuffleur/granddebat</text:a></text:p>
      <text:p text:style-name="P5">dataset du grand debat (question réponse)</text:p>
      <text:p text:style-name="P6"/>
      <text:p text:style-name="P6"><text:a xlink:type="simple" xlink:href="https://www.kaggle.com/tboyle10/medicaltranscriptions" text:style-name="Internet_20_link" text:visited-style-name="Visited_20_Internet_20_Link">https://www.kaggle.com/tboyle10/medicaltranscriptions</text:a></text:p>
      <text:p text:style-name="P7">medical transcripts (with aryana corpus?)</text:p>
      <text:p text:style-name="P10"><text:a xlink:type="simple" xlink:href="https://www.kaggle.com/miguelcorraljr/ted-ultimate-dataset" text:style-name="Internet_20_link" text:visited-style-name="Visited_20_Internet_20_Lin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3T10:13:11.715228138</meta:creation-date>
    <meta:generator>LibreOffice/7.0.4.2$Linux_X86_64 LibreOffice_project/1c5f81ee28659974774060c3fe084e73b3bd074b</meta:generator>
    <dc:date>2021-02-10T16:13:21.221686030</dc:date>
    <meta:editing-duration>PT2H54M21S</meta:editing-duration>
    <meta:editing-cycles>11</meta:editing-cycles>
    <meta:document-statistic meta:table-count="0" meta:image-count="0" meta:object-count="0" meta:page-count="1" meta:paragraph-count="12" meta:word-count="39" meta:character-count="475" meta:non-whitespace-character-count="448"/>
  </office:meta>
</office:document-meta>
</file>